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Georgia3" svg:font-family="Georgia" style:font-family-generic="roman" style:font-pitch="variable"/>
    <style:font-face style:name="Georgia1" svg:font-family="Georgia" style:font-adornments="Gras" style:font-family-generic="roman" style:font-pitch="variable"/>
    <style:font-face style:name="Georgia2" svg:font-family="Georgia" style:font-adornments="Italique"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2" style:family="table">
      <style:table-properties style:width="15.452cm" fo:margin-left="0.771cm" fo:margin-right="0.776cm" fo:margin-top="1cm" fo:margin-bottom="1cm" table:align="margins"/>
    </style:style>
    <style:style style:name="Tableau2.A" style:family="table-column">
      <style:table-column-properties style:column-width="15.452cm" style:rel-column-width="65535*"/>
    </style:style>
    <style:style style:name="Tableau2.A1" style:family="table-cell">
      <style:table-cell-properties style:vertical-align="middle" fo:padding="0cm" fo:border="none"/>
    </style:style>
    <style:style style:name="Tableau1" style:family="table">
      <style:table-properties style:width="17.037cm" fo:margin-top="0cm" fo:margin-bottom="0.4cm" table:align="center" style:may-break-between-rows="false"/>
    </style:style>
    <style:style style:name="Tableau1.A" style:family="table-column">
      <style:table-column-properties style:column-width="2.475cm"/>
    </style:style>
    <style:style style:name="Tableau1.B" style:family="table-column">
      <style:table-column-properties style:column-width="1.621cm"/>
    </style:style>
    <style:style style:name="Tableau1.C" style:family="table-column">
      <style:table-column-properties style:column-width="1.617cm"/>
    </style:style>
    <style:style style:name="Tableau1.J" style:family="table-column">
      <style:table-column-properties style:column-width="1.619cm"/>
    </style:style>
    <style:style style:name="Tableau1.1" style:family="table-row">
      <style:table-row-properties style:min-row-height="1.159cm"/>
    </style:style>
    <style:style style:name="Tableau1.A1" style:family="table-cell">
      <style:table-cell-properties style:vertical-align="middle" fo:padding="0.097cm" fo:border-left="0.002cm solid #23b8dc" fo:border-right="none" fo:border-top="0.002cm solid #23b8dc" fo:border-bottom="0.002cm solid #23b8dc"/>
    </style:style>
    <style:style style:name="Tableau1.B1" style:family="table-cell">
      <style:table-cell-properties style:vertical-align="middle" fo:background-color="#e6e6e6" fo:padding="0.097cm" fo:border-left="0.002cm solid #23b8dc" fo:border-right="none" fo:border-top="0.002cm solid #23b8dc" fo:border-bottom="0.002cm solid #23b8dc">
        <style:background-image/>
      </style:table-cell-properties>
    </style:style>
    <style:style style:name="Tableau1.J1" style:family="table-cell">
      <style:table-cell-properties style:vertical-align="middle" fo:background-color="#e6e6e6" fo:padding="0.097cm" fo:border="0.002cm solid #23b8dc">
        <style:background-image/>
      </style:table-cell-properties>
    </style:style>
    <style:style style:name="Tableau1.A2" style:family="table-cell">
      <style:table-cell-properties style:vertical-align="middle" fo:padding="0.097cm" fo:border-left="0.002cm solid #23b8dc" fo:border-right="none" fo:border-top="none" fo:border-bottom="0.002cm solid #23b8dc"/>
    </style:style>
    <style:style style:name="Tableau1.B2" style:family="table-cell" style:data-style-name="N0">
      <style:table-cell-properties style:vertical-align="middle" fo:padding="0.097cm" fo:border-left="0.002cm solid #23b8dc" fo:border-right="none" fo:border-top="none" fo:border-bottom="0.002cm solid #23b8dc"/>
    </style:style>
    <style:style style:name="Tableau1.J2" style:family="table-cell" style:data-style-name="N0">
      <style:table-cell-properties style:vertical-align="middle" fo:padding="0.097cm" fo:border-left="0.002cm solid #23b8dc" fo:border-right="0.002cm solid #23b8dc" fo:border-top="none" fo:border-bottom="0.002cm solid #23b8dc"/>
    </style:style>
    <style:style style:name="Tableau1.B5" style:family="table-cell" style:data-style-name="N0">
      <style:table-cell-properties style:vertical-align="middle" fo:background-color="transparent" fo:padding="0.097cm" fo:border-left="0.002cm solid #23b8dc" fo:border-right="none" fo:border-top="none" fo:border-bottom="0.002cm solid #23b8dc">
        <style:background-image/>
      </style:table-cell-properties>
    </style:style>
    <style:style style:name="Tableau1.H5" style:family="table-cell">
      <style:table-cell-properties style:vertical-align="middle" fo:background-color="transparent" fo:padding="0.097cm" fo:border-left="0.002cm solid #23b8dc" fo:border-right="none" fo:border-top="none" fo:border-bottom="0.002cm solid #23b8dc">
        <style:background-image/>
      </style:table-cell-properties>
    </style:style>
    <style:style style:name="Tableau1.J5" style:family="table-cell" style:data-style-name="N0">
      <style:table-cell-properties style:vertical-align="middle" fo:background-color="transparent" fo:padding="0.097cm" fo:border-left="0.002cm solid #23b8dc" fo:border-right="0.002cm solid #23b8dc" fo:border-top="none" fo:border-bottom="0.002cm solid #23b8dc">
        <style:background-image/>
      </style:table-cell-properties>
    </style:style>
    <style:style style:name="Tableau1.J7" style:family="table-cell">
      <style:table-cell-properties style:vertical-align="middle" fo:background-color="transparent" fo:padding="0.097cm" fo:border-left="0.002cm solid #23b8dc" fo:border-right="0.002cm solid #23b8dc" fo:border-top="none" fo:border-bottom="0.002cm solid #23b8dc">
        <style:background-image/>
      </style:table-cell-properties>
    </style:style>
    <style:style style:name="P1" style:family="paragraph" style:parent-style-name="Frame_20_contents">
      <style:paragraph-properties fo:margin-top="0cm" fo:margin-bottom="0cm" fo:text-align="center" style:justify-single-word="false"/>
      <style:text-properties fo:font-variant="small-caps" fo:color="#23b8dc" fo:font-size="40pt" fo:letter-spacing="0.635cm" fo:font-weight="bold" style:font-size-asian="24pt" style:font-weight-asian="bold" style:font-size-complex="24pt" style:font-weight-complex="bold"/>
    </style:style>
    <style:style style:name="P2" style:family="paragraph" style:parent-style-name="Frame_20_contents">
      <style:paragraph-properties fo:margin-top="0cm" fo:margin-bottom="0.81cm" fo:text-align="center" style:justify-single-word="false"/>
      <style:text-properties style:font-name="Georgia3" fo:font-size="10pt" fo:font-weight="bold" style:font-size-asian="10pt" style:font-weight-asian="bold" style:font-size-complex="10pt" style:font-weight-complex="bold"/>
    </style:style>
    <style:style style:name="P3" style:family="paragraph" style:parent-style-name="Frame_20_contents">
      <style:paragraph-properties fo:text-align="center" style:justify-single-word="false"/>
      <style:text-properties fo:color="#23b8dc" style:font-name="Georgia3" fo:letter-spacing="0.141cm"/>
    </style:style>
    <style:style style:name="P4" style:family="paragraph" style:parent-style-name="Frame_20_contents">
      <style:paragraph-properties fo:margin-top="0cm" fo:margin-bottom="0cm" fo:text-align="center" style:justify-single-word="false"/>
      <style:text-properties fo:font-variant="small-caps" fo:color="#23b8dc" fo:font-size="40pt" fo:letter-spacing="0.635cm" fo:font-weight="bold" style:font-size-asian="24pt" style:font-weight-asian="bold" style:font-size-complex="24pt" style:font-weight-complex="bold"/>
    </style:style>
    <style:style style:name="P5" style:family="paragraph" style:parent-style-name="Frame_20_contents">
      <style:paragraph-properties fo:margin-top="0cm" fo:margin-bottom="0.81cm" fo:text-align="center" style:justify-single-word="false"/>
      <style:text-properties style:font-name="Georgia3" fo:font-size="10pt" fo:font-weight="bold" style:font-size-asian="10pt" style:font-weight-asian="bold" style:font-size-complex="10pt" style:font-weight-complex="bold"/>
    </style:style>
    <style:style style:name="P6" style:family="paragraph" style:parent-style-name="Frame_20_contents">
      <style:paragraph-properties fo:text-align="center" style:justify-single-word="false"/>
      <style:text-properties fo:color="#23b8dc" style:font-name="Georgia3" fo:letter-spacing="0.141cm"/>
    </style:style>
    <style:style style:name="P7" style:family="paragraph" style:parent-style-name="Contenu_20_Chapitre_20_Niveau_20_1">
      <style:paragraph-properties fo:margin-left="0cm" fo:margin-right="0cm" fo:text-indent="0cm" style:auto-text-indent="false"/>
    </style:style>
    <style:style style:name="P8" style:family="paragraph" style:parent-style-name="Légende_20_Image">
      <style:paragraph-properties fo:background-color="transparent">
        <style:background-image/>
      </style:paragraph-properties>
    </style:style>
    <style:style style:name="P9" style:family="paragraph" style:parent-style-name="Table_20_Contents">
      <style:paragraph-properties fo:text-align="center" style:justify-single-word="false"/>
      <style:text-properties style:font-name="Georgia" fo:font-size="12pt"/>
    </style:style>
    <style:style style:name="P10" style:family="paragraph" style:parent-style-name="Table_20_Contents">
      <style:paragraph-properties fo:text-align="center" style:justify-single-word="false"/>
      <style:text-properties fo:color="#b3b3b3" style:font-name="Georgia" fo:font-size="12pt"/>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999cm" style:type="right" style:leader-style="solid" style:leader-text="_"/>
        </style:tab-stops>
      </style:paragraph-properties>
    </style:style>
    <style:style style:name="P13" style:family="paragraph" style:parent-style-name="Titre_20_Chapitre_20_Niveau_20_1">
      <style:paragraph-properties fo:break-before="page"/>
    </style:style>
    <style:style style:name="fr1" style:family="graphic" style:parent-style-name="Frame">
      <style:graphic-properties style:vertical-pos="middle" style:vertical-rel="page-content" style:horizontal-pos="center" style:horizontal-rel="page"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3" style:family="graphic" style:parent-style-name="Frame">
      <style:graphic-properties style:run-through="foreground" style:wrap="none" style:vertical-pos="from-top" style:vertical-rel="paragraph" style:horizontal-pos="from-left" style:horizontal-rel="paragraph" fo:padding="0cm" fo:border="none" style:shadow="none">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5"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shadow="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width="8.959cm" draw:z-index="0">
        <draw:text-box fo:min-height="1.905cm">
          <text:p text:style-name="P1">Cursus</text:p>
          <text:p text:style-name="P2">version r30</text:p>
          <text:p text:style-name="P3">Guide d'utilisation</text:p>
        </draw:text-box>
      </draw:frame>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text/>
            <text:index-entry-link-end/>
            <text:index-entry-span> </text:index-entry-span>
            <text:index-entry-tab-stop style:type="right" style:leader-char="_"/>
            <text:index-entry-span> </text:index-entry-span>
            <text:index-entry-link-start text:style-name="Internet_20_link"/>
            <text:index-entry-span>p. </text:index-entry-span>
            <text:index-entry-page-number/>
            <text:index-entry-link-end/>
          </text:table-of-content-entry-template>
          <text:table-of-content-entry-template text:outline-level="2" text:style-name="Contents_20_2">
            <text:index-entry-text/>
            <text:index-entry-span> </text:index-entry-span>
            <text:index-entry-tab-stop style:type="left" style:position="9.5cm" style:leader-char="-"/>
            <text:index-entry-span>p.</text:index-entry-span>
            <text:index-entry-page-number/>
          </text:table-of-content-entry-template>
          <text:table-of-content-entry-template text:outline-level="3" text:style-name="Contents_20_3">
            <text:index-entry-text/>
            <text:index-entry-span> </text:index-entry-span>
            <text:index-entry-tab-stop style:type="left" style:position="0cm" style:leader-char=" "/>
            <text:index-entry-tab-stop style:type="left" style:position="0cm" style:leader-char=" "/>
            <text:index-entry-tab-stop style:type="right" style:leader-char="."/>
            <text:index-entry-page-number/>
          </text:table-of-content-entry-template>
          <text:table-of-content-entry-template text:outline-level="4" text:style-name="Contents_20_4">
            <text:index-entry-text/>
            <text:index-entry-span> </text:index-entry-span>
            <text:index-entry-tab-stop style:type="left" style:position="0cm" style:leader-char=" "/>
            <text:index-entry-tab-stop style:type="left" style:position="0cm" style:leader-char=" "/>
            <text:index-entry-tab-stop style:type="right" style:leader-char="."/>
            <text:index-entry-page-number/>
          </text:table-of-content-entry-template>
          <text:table-of-content-entry-template text:outline-level="5" text:style-name="Contents_20_5">
            <text:index-entry-text/>
            <text:index-entry-span> </text:index-entry-span>
            <text:index-entry-tab-stop style:type="left" style:position="0cm" style:leader-char=" "/>
            <text:index-entry-tab-stop style:type="left" style:position="0cm" style:leader-char=" "/>
            <text:index-entry-tab-stop style:type="right" style:leader-char="."/>
            <text:index-entry-page-number/>
          </text:table-of-content-entry-template>
          <text:table-of-content-entry-template text:outline-level="6" text:style-name="Contents_20_6">
            <text:index-entry-text/>
            <text:index-entry-span> </text:index-entry-span>
            <text:index-entry-tab-stop style:type="left" style:position="0cm" style:leader-char=" "/>
            <text:index-entry-tab-stop style:type="left" style:position="0cm" style:leader-char=" "/>
            <text:index-entry-tab-stop style:type="right" style:leader-char="."/>
            <text:index-entry-page-number/>
          </text:table-of-content-entry-template>
          <text:table-of-content-entry-template text:outline-level="7" text:style-name="Contents_20_7">
            <text:index-entry-text/>
            <text:index-entry-span> </text:index-entry-span>
            <text:index-entry-tab-stop style:type="left" style:position="0cm" style:leader-char=" "/>
            <text:index-entry-tab-stop style:type="left" style:position="0cm" style:leader-char=" "/>
            <text:index-entry-tab-stop style:type="right" style:leader-char="."/>
            <text:index-entry-page-number/>
          </text:table-of-content-entry-template>
          <text:table-of-content-entry-template text:outline-level="8" text:style-name="Contents_20_8">
            <text:index-entry-text/>
            <text:index-entry-span> </text:index-entry-span>
            <text:index-entry-tab-stop style:type="left" style:position="0cm" style:leader-char=" "/>
            <text:index-entry-tab-stop style:type="left" style:position="0cm" style:leader-char=" "/>
            <text:index-entry-tab-stop style:type="right" style:leader-char="."/>
            <text:index-entry-page-number/>
          </text:table-of-content-entry-template>
          <text:table-of-content-entry-template text:outline-level="9" text:style-name="Contents_20_9">
            <text:index-entry-text/>
            <text:index-entry-span> </text:index-entry-span>
            <text:index-entry-tab-stop style:type="left" style:position="0cm" style:leader-char=" "/>
            <text:index-entry-tab-stop style:type="left" style:position="0cm" style:leader-char=" "/>
            <text:index-entry-tab-stop style:type="right" style:leader-char="."/>
            <text:index-entry-page-number/>
          </text:table-of-content-entry-template>
          <text:table-of-content-entry-template text:outline-level="10" text:style-name="Contents_20_10">
            <text:index-entry-text/>
            <text:index-entry-span> </text:index-entry-span>
            <text:index-entry-tab-stop style:type="left" style:position="0cm" style:leader-char=" "/>
            <text:index-entry-tab-stop style:type="left" style:position="0cm" style:leader-char=" "/>
            <text:index-entry-tab-stop style:type="right" style:leader-char="."/>
            <text:index-entry-page-number/>
          </text:table-of-content-entry-template>
        </text:table-of-content-source>
        <text:index-body>
          <text:index-title text:style-name="Sect2" text:name="Table des matières1_Head">
            <text:p text:style-name="P11">Table des matières</text:p>
          </text:index-title>
          <text:h text:style-name="P12" text:outline-level="1"><text:a xlink:type="simple" xlink:href="#2.Installation|outline" text:style-name="Internet_20_link" text:visited-style-name="Internet_20_link">Installation</text:a> <text:tab/> <text:a xlink:type="simple" xlink:href="#2.Installation|outline" text:style-name="Internet_20_link" text:visited-style-name="Internet_20_link">p. </text:a><text:a xlink:type="simple" xlink:href="#2.Installation|outline" text:style-name="Internet_20_link" text:visited-style-name="Internet_20_link">3</text:a></text:h>
          <text:h text:style-name="P12" text:outline-level="1"><text:a xlink:type="simple" xlink:href="#3.Pré requis à l'utilisation|outline" text:style-name="Internet_20_link" text:visited-style-name="Internet_20_link">Pré requis à l'utilisation</text:a> <text:tab/> <text:a xlink:type="simple" xlink:href="#3.Pré requis à l'utilisation|outline" text:style-name="Internet_20_link" text:visited-style-name="Internet_20_link">p. </text:a><text:a xlink:type="simple" xlink:href="#3.Pré requis à l'utilisation|outline" text:style-name="Internet_20_link" text:visited-style-name="Internet_20_link">4</text:a></text:h>
          <text:h text:style-name="P12" text:outline-level="1"><text:a xlink:type="simple" xlink:href="#4.Introduction|outline" text:style-name="Internet_20_link" text:visited-style-name="Internet_20_link">Introduction</text:a> <text:tab/> <text:a xlink:type="simple" xlink:href="#4.Introduction|outline" text:style-name="Internet_20_link" text:visited-style-name="Internet_20_link">p. </text:a><text:a xlink:type="simple" xlink:href="#4.Introduction|outline" text:style-name="Internet_20_link" text:visited-style-name="Internet_20_link">5</text:a></text:h>
          <text:h text:style-name="P12" text:outline-level="1"><text:a xlink:type="simple" xlink:href="#5.Connexion|outline" text:style-name="Internet_20_link" text:visited-style-name="Internet_20_link">Connexion</text:a> <text:tab/> <text:a xlink:type="simple" xlink:href="#5.Connexion|outline" text:style-name="Internet_20_link" text:visited-style-name="Internet_20_link">p. </text:a><text:a xlink:type="simple" xlink:href="#5.Connexion|outline" text:style-name="Internet_20_link" text:visited-style-name="Internet_20_link">6</text:a></text:h>
          <text:h text:style-name="P12" text:outline-level="1"><text:a xlink:type="simple" xlink:href="#6.La session type « étudiant »|outline" text:style-name="Internet_20_link" text:visited-style-name="Internet_20_link">La session type « étudiant »</text:a> <text:tab/> <text:a xlink:type="simple" xlink:href="#6.La session type « étudiant »|outline" text:style-name="Internet_20_link" text:visited-style-name="Internet_20_link">p. </text:a><text:a xlink:type="simple" xlink:href="#6.La session type « étudiant »|outline" text:style-name="Internet_20_link" text:visited-style-name="Internet_20_link">7</text:a></text:h>
          <text:h text:style-name="P12" text:outline-level="1"><text:a xlink:type="simple" xlink:href="#7.La session pédagogique et administrative type « professeur »|outline" text:style-name="Internet_20_link" text:visited-style-name="Internet_20_link">La session pédagogique et administrative type « professeur »</text:a> <text:tab/> <text:a xlink:type="simple" xlink:href="#7.La session pédagogique et administrative type « professeur »|outline" text:style-name="Internet_20_link" text:visited-style-name="Internet_20_link">p. </text:a><text:a xlink:type="simple" xlink:href="#7.La session pédagogique et administrative type « professeur »|outline" text:style-name="Internet_20_link" text:visited-style-name="Internet_20_link">10</text:a></text:h>
          <text:h text:style-name="P12" text:outline-level="1"><text:a xlink:type="simple" xlink:href="#8.Les semestres et les périodes|outline" text:style-name="Internet_20_link" text:visited-style-name="Internet_20_link">Les semestres et les périodes</text:a> <text:tab/> <text:a xlink:type="simple" xlink:href="#8.Les semestres et les périodes|outline" text:style-name="Internet_20_link" text:visited-style-name="Internet_20_link">p. </text:a><text:a xlink:type="simple" xlink:href="#8.Les semestres et les périodes|outline" text:style-name="Internet_20_link" text:visited-style-name="Internet_20_link">12</text:a></text:h>
          <text:h text:style-name="P12" text:outline-level="1"><text:a xlink:type="simple" xlink:href="#9.Gestion de module|outline" text:style-name="Internet_20_link" text:visited-style-name="Internet_20_link">Gestion de module</text:a> <text:tab/> <text:a xlink:type="simple" xlink:href="#9.Gestion de module|outline" text:style-name="Internet_20_link" text:visited-style-name="Internet_20_link">p. </text:a><text:a xlink:type="simple" xlink:href="#9.Gestion de module|outline" text:style-name="Internet_20_link" text:visited-style-name="Internet_20_link">14</text:a></text:h>
          <text:h text:style-name="P12" text:outline-level="1"><text:a xlink:type="simple" xlink:href="#10.Édition de module|outline" text:style-name="Internet_20_link" text:visited-style-name="Internet_20_link">Édition de module</text:a> <text:tab/> <text:a xlink:type="simple" xlink:href="#10.Édition de module|outline" text:style-name="Internet_20_link" text:visited-style-name="Internet_20_link">p. </text:a><text:a xlink:type="simple" xlink:href="#10.Édition de module|outline" text:style-name="Internet_20_link" text:visited-style-name="Internet_20_link">15</text:a></text:h>
          <text:h text:style-name="P12" text:outline-level="1"><text:a xlink:type="simple" xlink:href="#11.Ajout de module à une période|outline" text:style-name="Internet_20_link" text:visited-style-name="Internet_20_link">Ajout de module à une période</text:a> <text:tab/> <text:a xlink:type="simple" xlink:href="#11.Ajout de module à une période|outline" text:style-name="Internet_20_link" text:visited-style-name="Internet_20_link">p. </text:a><text:a xlink:type="simple" xlink:href="#11.Ajout de module à une période|outline" text:style-name="Internet_20_link" text:visited-style-name="Internet_20_link">16</text:a></text:h>
          <text:h text:style-name="P12" text:outline-level="1"><text:a xlink:type="simple" xlink:href="#12.Évaluation|outline" text:style-name="Internet_20_link" text:visited-style-name="Internet_20_link">Évaluation</text:a> <text:tab/> <text:a xlink:type="simple" xlink:href="#12.Évaluation|outline" text:style-name="Internet_20_link" text:visited-style-name="Internet_20_link">p. </text:a><text:a xlink:type="simple" xlink:href="#12.Évaluation|outline" text:style-name="Internet_20_link" text:visited-style-name="Internet_20_link">17</text:a></text:h>
          <text:h text:style-name="P12" text:outline-level="1"><text:a xlink:type="simple" xlink:href="#13.Coordination|outline" text:style-name="Internet_20_link" text:visited-style-name="Internet_20_link">Coordination</text:a> <text:tab/> <text:a xlink:type="simple" xlink:href="#13.Coordination|outline" text:style-name="Internet_20_link" text:visited-style-name="Internet_20_link">p. </text:a><text:a xlink:type="simple" xlink:href="#13.Coordination|outline" text:style-name="Internet_20_link" text:visited-style-name="Internet_20_link">18</text:a></text:h>
          <text:h text:style-name="P12" text:outline-level="1"><text:a xlink:type="simple" xlink:href="#14.Tutorat|outline" text:style-name="Internet_20_link" text:visited-style-name="Internet_20_link">Tutorat</text:a> <text:tab/> <text:a xlink:type="simple" xlink:href="#14.Tutorat|outline" text:style-name="Internet_20_link" text:visited-style-name="Internet_20_link">p. </text:a><text:a xlink:type="simple" xlink:href="#14.Tutorat|outline" text:style-name="Internet_20_link" text:visited-style-name="Internet_20_link">19</text:a></text:h>
          <text:h text:style-name="P12" text:outline-level="1"><text:a xlink:type="simple" xlink:href="#15.Stages|outline" text:style-name="Internet_20_link" text:visited-style-name="Internet_20_link">Stages</text:a> <text:tab/> <text:a xlink:type="simple" xlink:href="#15.Stages|outline" text:style-name="Internet_20_link" text:visited-style-name="Internet_20_link">p. </text:a><text:a xlink:type="simple" xlink:href="#15.Stages|outline" text:style-name="Internet_20_link" text:visited-style-name="Internet_20_link">20</text:a></text:h>
          <text:h text:style-name="P12" text:outline-level="1"><text:a xlink:type="simple" xlink:href="#16.Utilisateurs|outline" text:style-name="Internet_20_link" text:visited-style-name="Internet_20_link">Utilisateurs</text:a> <text:tab/> <text:a xlink:type="simple" xlink:href="#16.Utilisateurs|outline" text:style-name="Internet_20_link" text:visited-style-name="Internet_20_link">p. </text:a><text:a xlink:type="simple" xlink:href="#16.Utilisateurs|outline" text:style-name="Internet_20_link" text:visited-style-name="Internet_20_link">21</text:a></text:h>
        </text:index-body>
      </text:table-of-content>
      <text:list xml:id="list531735265" text:style-name="Outline">
        <text:list-item>
          <text:h text:style-name="Titre_20_Chapitre_20_Niveau_20_1" text:outline-level="1"/>
        </text:list-item>
        <text:list-item>
          <text:h text:style-name="P13" text:outline-level="1">Installation</text:h>
        </text:list-item>
      </text:list>
      <text:p text:style-name="Contenu_20_Chapitre_20_Niveau_20_1">Le processus d'installation n'est pas documenté dans ce guide.</text:p>
      <text:list xml:id="list1669661096" text:continue-numbering="true" text:style-name="Outline">
        <text:list-item>
          <text:h text:style-name="P13" text:outline-level="1">Pré requis à l'utilisation</text:h>
        </text:list-item>
      </text:list>
      <text:p text:style-name="Contenu_20_Chapitre_20_Niveau_20_1">Vous devez disposer d'une connexion internet et d'un navigateur web. Les navigateurs web recommandés sont <text:a xlink:type="simple" xlink:href="http://www.apple.com/fr/safari/download/" office:target-frame-name="_blank" xlink:show="new">Safari</text:a>, <text:a xlink:type="simple" xlink:href="http://www.mozilla-europe.org/fr/firefox/" office:target-frame-name="_blank" xlink:show="new">Firefox</text:a> ou <text:a xlink:type="simple" xlink:href="http://www.google.com/chrome?hl=fr" office:target-frame-name="_blank" xlink:show="new">Chrome</text:a>.</text:p>
      <text:p text:style-name="Contenu_20_Chapitre_20_Niveau_20_1"><text:span text:style-name="Attention">L'utilisation d'Internet Explorer n'est pas recommandée.</text:span></text:p>
      <text:p text:style-name="Contenu_20_Chapitre_20_Niveau_20_1">Vous devez avoir un compte Cursus activé et connaître l'adresse web de connexion à Cursus.</text:p>
      <text:list xml:id="list1799657456" text:continue-numbering="true" text:style-name="Outline">
        <text:list-item>
          <text:h text:style-name="P13" text:outline-level="1">Introduction</text:h>
        </text:list-item>
      </text:list>
      <text:p text:style-name="Contenu_20_Chapitre_20_Niveau_20_1">Cursus est un logiciel collaboratif en ligne conçu afin de gérer le parcours scolaire des étudiants en école d'art. Il permet entre autre de gérer l'inscription des étudiants à des modules (cours, ateliers, semaines techniques), d'évaluer l'obtention des crédits, valider les présences et saisir les appréciations sur chacun des <text:s/>modules auxquels chaque étudiant est inscrit, et d'éditer un bulletin imprimable en fin de période évaluée.</text:p>
      <text:p text:style-name="Contenu_20_Chapitre_20_Niveau_20_1">L'équipe pédagogique et les étudiants ont accès à Cursus selon deux points de vue. Un étudiant accède à la visualisation de son bilan semestriel, ce qui lui permet de visionner les crédits acquis et les appréciations pour chaque module auquel il est inscrit. Un membre de l'équipe pédagogique accède à des outils lui permettant de gérer les modules qu'il dispense, et à d'autres fonctionnalités de coordination selon son niveau d'accès utilisateur.</text:p>
      <text:p text:style-name="Contenu_20_Chapitre_20_Niveau_20_1">Ces outils, bien qu'actuellement expérimentaux et encore non expérimentés sur tous les pôles de l'école régionale, fonctionnent d'après les bases administratives et pédagogiques établies dans le guide régional des étudiants et le livret des études de l'école de Cambrai. Cursus est en évolution permanente et veille à s'adapter aux besoins de ses utilisateurs. Le statut à caractère multi-sites, multi-pôles ou multi-école du logiciel doit se concrétiser, et des choix communs pour l'école régionale devront être pris pour adapter Cursus à la pédagogie de tous les sites.</text:p>
      <text:list xml:id="list510127330" text:continue-numbering="true" text:style-name="Outline">
        <text:list-item>
          <text:h text:style-name="P13" text:outline-level="1">Connexion</text:h>
        </text:list-item>
      </text:list>
      <table:table table:name="Tableau2" table:style-name="Tableau2">
        <table:table-column table:style-name="Tableau2.A"/>
        <table:table-row>
          <table:table-cell table:style-name="Tableau2.A1" office:value-type="string">
            <text:p text:style-name="Légende_20_Image"><draw:frame draw:style-name="fr5" draw:name="images2" text:anchor-type="paragraph" svg:width="14.6cm" svg:height="6.96cm" draw:z-index="1"><draw:image xlink:href="../images/login.png" xlink:type="simple" xlink:show="embed" xlink:actuate="onLoad"/></draw:frame>Page de connexion.</text:p>
          </table:table-cell>
        </table:table-row>
      </table:table>
      <text:p text:style-name="Contenu_20_Chapitre_20_Niveau_20_1">L' écran d'invitation à la connexion vous permet de saisir votre identifiant et votre mot de passe afin d'ouvrir une session Cursus. Une fois la saisie effectuée, cliquez sur <text:span text:style-name="Bouton">Login</text:span>.</text:p>
      <text:list xml:id="list1929748819" text:continue-numbering="true" text:style-name="Outline">
        <text:list-item>
          <text:h text:style-name="P13" text:outline-level="1">La session type « étudiant »</text:h>
        </text:list-item>
      </text:list>
      <text:p text:style-name="Contenu_20_Chapitre_20_Niveau_20_1"><draw:frame draw:style-name="fr2" draw:name="Cadre2" text:anchor-type="paragraph" svg:width="16.955cm" svg:height="7.362cm" draw:z-index="2"><draw:text-box><text:p text:style-name="Légende_20_Image"><draw:frame draw:style-name="fr6" draw:name="images3" text:anchor-type="paragraph" svg:width="21.001cm" svg:height="7.691cm" draw:z-index="3"><draw:image xlink:href="../images/etudiant.png" xlink:type="simple" xlink:show="embed" xlink:actuate="onLoad"/></draw:frame>Exemple page sur une session « étudiante ».</text:p></draw:text-box></draw:frame>Ce type de session dite « étudiante » est accessible aux utilisateurs qui ont un compte de type « étudiant ».</text:p>
      <text:p text:style-name="Contenu_20_Chapitre_20_Niveau_20_1"><draw:frame draw:style-name="fr3" draw:name="Cadre3" text:anchor-type="paragraph" svg:x="0.021cm" svg:y="-0.247cm" svg:width="16.955cm" svg:height="3.083cm" draw:z-index="14"><draw:text-box><text:p text:style-name="Légende_20_Image"><draw:frame draw:style-name="fr6" draw:name="images4" text:anchor-type="paragraph" svg:width="15.82cm" svg:height="2.45cm" draw:z-index="15"><draw:image xlink:href="../images/etudiant_infos.png" xlink:type="simple" xlink:show="embed" xlink:actuate="onLoad"/></draw:frame>Informations sur l'étudiant.</text:p></draw:text-box></draw:frame>Sur l'image ci-dessus un étudiant nommé « Étudiant DEMO » est connecté à Cursus. Il est en semestre 1 et consulte son relevé semestriel de crédits pour la période « . 2009-2010 . SECOND SEMESTRE ».</text:p>
      <text:p text:style-name="Contenu_20_Chapitre_20_Niveau_20_1"><draw:frame draw:style-name="fr3" draw:name="Cadre4" text:anchor-type="paragraph" svg:x="0.021cm" svg:y="0.515cm" svg:width="16.955cm" svg:height="4.863cm" draw:z-index="4"><draw:text-box><text:p text:style-name="Légende_20_Image"><draw:frame draw:style-name="fr6" draw:name="images5" text:anchor-type="paragraph" svg:width="10.539cm" svg:height="4.45cm" draw:z-index="5"><draw:image xlink:href="../images/etudiant_eval_0.png" xlink:type="simple" xlink:show="embed" xlink:actuate="onLoad"/></draw:frame>Informations sur l'étudiant.</text:p></draw:text-box></draw:frame>Cet étudiant est inscrit au module intitulé « Démonstration » qui a une valeur d'1 crédit à l'évaluation.</text:p>
      <text:p text:style-name="Contenu_20_Chapitre_20_Niveau_20_1"><draw:frame draw:style-name="fr3" draw:name="Cadre5" text:anchor-type="paragraph" svg:x="0.021cm" svg:y="0.019cm" svg:width="16.955cm" svg:height="4.863cm" draw:z-index="19"><draw:text-box><text:p text:style-name="Légende_20_Image"><draw:frame draw:style-name="fr6" draw:name="images6" text:anchor-type="paragraph" svg:width="11.91cm" svg:height="3.859cm" draw:z-index="20"><draw:image xlink:href="../images/etudiant_cumul.png" xlink:type="simple" xlink:show="embed" xlink:actuate="onLoad"/></draw:frame>Crédits cumulés au semestre sur la période courante. </text:p></draw:text-box></draw:frame><text:soft-page-break/>Les crédits cumulés au semestre sont calculés automatiquement en bas de page.</text:p>
      <text:p text:style-name="Contenu_20_Chapitre_20_Niveau_20_1"><draw:frame draw:style-name="fr3" draw:name="Cadre6" text:anchor-type="paragraph" svg:x="0.021cm" svg:y="-0.245cm" svg:width="16.955cm" svg:height="7.299cm" draw:z-index="6"><draw:text-box><text:p text:style-name="Légende_20_Image"><draw:frame draw:style-name="fr6" draw:name="images7" text:anchor-type="paragraph" svg:width="16.17cm" svg:height="6.549cm" draw:z-index="7"><draw:image xlink:href="../images/etudiant_eval_1.png" xlink:type="simple" xlink:show="embed" xlink:actuate="onLoad"/></draw:frame>Exemple d'évaluation pour un module validé.</text:p></draw:text-box></draw:frame>Dans cet exemple l'étudiant a complété son semestre pour le module « Démonstration » et a obtenu la note A.</text:p>
      <text:p text:style-name="Contenu_20_Chapitre_20_Niveau_20_1"><draw:frame draw:style-name="fr3" draw:name="Cadre9" text:anchor-type="paragraph" svg:x="0.021cm" svg:y="-0.259cm" svg:width="16.955cm" svg:height="9.61cm" draw:z-index="10"><draw:text-box><text:p text:style-name="Légende_20_Image"><draw:frame draw:style-name="fr6" draw:name="images10" text:anchor-type="paragraph" svg:width="14.82cm" svg:height="8.25cm" draw:z-index="11"><draw:image xlink:href="../images/etudiant_eval_0_1.png" xlink:type="simple" xlink:show="embed" xlink:actuate="onLoad"/></draw:frame>Exemple d'évaluation pour un module validé avec rattrapage.</text:p></draw:text-box></draw:frame><text:soft-page-break/>Dans cet exemple l'étudiant a complété son semestre pour le module « Démonstration » et a obtenu un F lors d'une première évaluation, puis un B lors d'une seconde évaluation de rattrapage.</text:p>
      <text:p text:style-name="Standard"/>
      <text:p text:style-name="Contenu_20_Chapitre_20_Niveau_20_1"><draw:frame draw:style-name="fr3" draw:name="Cadre7" text:anchor-type="paragraph" svg:x="0.021cm" svg:y="0.083cm" svg:width="16.955cm" svg:height="4.833cm" draw:z-index="17"><draw:text-box><text:p text:style-name="Légende_20_Image"><draw:frame draw:style-name="fr6" draw:name="images8" text:anchor-type="paragraph" svg:width="12.681cm" svg:height="4.09cm" draw:z-index="18"><draw:image xlink:href="../images/etudiant_bug.png" xlink:type="simple" xlink:show="embed" xlink:actuate="onLoad"/></draw:frame>Signaler un bug.</text:p></draw:text-box></draw:frame>L'étudiant peut cliquer sur <text:span text:style-name="Bouton">signaler un bug</text:span> afin de signaler un problème lié au fonctionnement du logiciel. Il permet d'accéder à un autre outil dont l'utilisation n'est pas développée dans ce guide. <text:span text:style-name="Attention">Ce système de rapport de bug ne propose en aucun cas une fonction visant à rapporter des problèmes de contenus, mais plutôt une fonction visant à signaler des dysfonctionnements logiciels probables</text:span>.</text:p>
      <text:p text:style-name="Contenu_20_Chapitre_20_Niveau_20_1"><draw:frame draw:style-name="fr3" draw:name="Cadre8" text:anchor-type="paragraph" svg:x="0.021cm" svg:y="0.108cm" svg:width="16.955cm" svg:height="2.829cm" draw:z-index="8"><draw:text-box><text:p text:style-name="Légende_20_Image"><draw:frame draw:style-name="fr6" draw:name="images9" text:anchor-type="paragraph" svg:width="14.101cm" svg:height="2.161cm" draw:z-index="9"><draw:image xlink:href="../images/etudiant_deconnexion.png" xlink:type="simple" xlink:show="embed" xlink:actuate="onLoad"/></draw:frame>Se déconnecter.</text:p></draw:text-box></draw:frame>Une fois la consultation terminée, l'étudiant clôt la session en cliquant sur <text:span text:style-name="Bouton">Déconnexion</text:span>.</text:p>
      <text:p text:style-name="Contenu_20_Chapitre_20_Niveau_20_1">Vous remarquerez sur les images qu'une bulle d'information apparaît au dessus de certains éléments de la page. Elles surgissent lors d'une immobilité de la souris suite au survol de ceux-ci.</text:p>
      <text:list xml:id="list817312625" text:continue-numbering="true" text:style-name="Outline">
        <text:list-item>
          <text:h text:style-name="P13" text:outline-level="1">La session pédagogique et administrative type « professeur »</text:h>
        </text:list-item>
      </text:list>
      <text:p text:style-name="Contenu_20_Chapitre_20_Niveau_20_1"><draw:frame draw:style-name="fr3" draw:name="Cadre12" text:anchor-type="paragraph" svg:x="0.021cm" svg:y="1.656cm" svg:width="16.955cm" svg:height="4.77cm" draw:z-index="21"><draw:text-box><text:p text:style-name="Légende_20_Image"><draw:frame draw:style-name="fr6" draw:name="images1" text:anchor-type="char" svg:width="21.001cm" svg:height="4.59cm" draw:z-index="22"><draw:image xlink:href="../images/professeur_p.png" xlink:type="simple" xlink:show="embed" xlink:actuate="onLoad"/></draw:frame>Exemple de connexion utilisateur « professeur » paramétrée avec un niveau d'accès restreint aux outils et à l'information.</text:p></draw:text-box></draw:frame>Ce type de session diffère de la précédente dans la mesure où elle propose des outils permettant de gérer l'ensemble des utilisateurs - étudiants, enseignants, membres du personnel administratif - inscrits à Cursus.</text:p>
      <text:p text:style-name="Contenu_20_Chapitre_20_Niveau_20_1"><draw:frame draw:style-name="fr3" draw:name="Cadre13" text:anchor-type="paragraph" svg:x="0.021cm" svg:y="4.967cm" svg:width="16.955cm" svg:height="15.044cm" draw:z-index="23"><draw:text-box><text:p text:style-name="Légende_20_Image"><draw:frame draw:style-name="fr7" draw:name="images12" text:anchor-type="char" svg:x="0cm" svg:y="1cm" svg:width="21.001cm" svg:height="16.3cm" draw:z-index="24"><draw:image xlink:href="../images/professeur_admin.png" xlink:type="simple" xlink:show="embed" xlink:actuate="onLoad"/></draw:frame>Exemple de connexion d'un utilisateur « professeur » paramétrée avec un haut niveau d'accès aux outils et à l'information.</text:p></draw:text-box></draw:frame><text:soft-page-break/>Ces outils pédagogiques ne sont accessibles qu'aux utilisateurs qui ont un compte <text:s/>type « professeur ». À la différence d'un compte « étudiant », un compte « professeur » a la particularité de pouvoir être configuré à des niveau d'accès spécifique aux fonctions pédagogiques de Cursus. Il est ainsi possible de hiérarchiser les autorisations d'accès à certains outils et à certaines informations pour chaque membre de l'équipe pédagogique ou administrative. Un utilisateur « professeur » peut entre autre avoir la possibilité d'agir sur tout ou une partie de l'information qu'un utilisateur « étudiant » visualisera lors d'une connexion à sa session. En exemple, un enseignant peut avoir accès uniquement à la gestion des cours qu'il dispense, ou à la totalité des modules dispensés à l'école si cet enseignant est coordonateur d'un ou plusieurs semestres.</text:p>
      <text:p text:style-name="Contenu_20_Chapitre_20_Niveau_20_1"><draw:frame draw:style-name="fr3" draw:name="Cadre14" text:anchor-type="paragraph" svg:x="0.021cm" svg:y="0.083cm" svg:width="16.955cm" svg:height="3.764cm" draw:z-index="25"><draw:text-box><text:p text:style-name="Légende_20_Image"><draw:frame draw:style-name="fr6" draw:name="images13" text:anchor-type="paragraph" svg:width="12.681cm" svg:height="3.09cm" draw:z-index="26"><draw:image xlink:href="../images/professeur_bug.png" xlink:type="simple" xlink:show="embed" xlink:actuate="onLoad"/></draw:frame>Signaler un bug.</text:p></draw:text-box></draw:frame>L'utilisateur peut cliquer sur <text:span text:style-name="Bouton">signaler un bug</text:span> afin de signaler un problème lié au fonctionnement du logiciel. Il permet d'accéder à un autre outil dont l'utilisation n'est pas développée dans ce guide. <text:span text:style-name="Attention">Ce système de rapport de bug ne propose en aucun cas une fonction visant à rapporter des problèmes de contenus, mais plutôt une fonction visant à signaler des dysfonctionnements logiciels probables</text:span>.</text:p>
      <text:p text:style-name="P7"/>
      <text:list xml:id="list94830849" text:continue-numbering="true" text:style-name="Outline">
        <text:list-item>
          <text:h text:style-name="P13" text:outline-level="1">Les semestres et les périodes</text:h>
        </text:list-item>
      </text:list>
      <text:p text:style-name="Contenu_20_Chapitre_20_Niveau_20_1">Pour bien appréhender le fonctionnement de Cursus, il faut différencier et définir les terminologies « semestre » et « période ». Une période correspond à une demi année, à une temporalité. Un semestre correspond au niveau d'étude de l'étudiant. Une année comprend 2 périodes et sur chaque période l'étudiant est inscrit dans un semestre selon les crédits acquis. Cursus permet de naviguer sur différentes périodes, et de coordonner le semestre de chaque étudiant selon ces périodes. La compréhension de cette distinction est indispensable à l'utilisation des outils de coordination de Cursus.</text:p>
      <text:p text:style-name="Contenu_20_Chapitre_20_Niveau_20_1"><draw:frame draw:style-name="fr4" draw:name="Cadre11" text:anchor-type="paragraph" svg:x="-0.019cm" svg:y="1.649cm" svg:width="17.041cm" draw:z-index="16"><draw:text-box fo:min-height="16.175cm"><table:table table:name="Tableau1" table:style-name="Tableau1"><table:table-column table:style-name="Tableau1.A"/><table:table-column table:style-name="Tableau1.B"/><table:table-column table:style-name="Tableau1.C" table:number-columns-repeated="7"/><table:table-column table:style-name="Tableau1.J"/><table:table-row table:style-name="Tableau1.1"><table:table-cell table:style-name="Tableau1.A1" office:value-type="string"><text:p text:style-name="P9">Périodes</text:p></table:table-cell><table:table-cell table:style-name="Tableau1.B1" office:value-type="string"><text:p text:style-name="P9">2009-2010 A</text:p></table:table-cell><table:table-cell table:style-name="Tableau1.A1" office:value-type="string"><text:p text:style-name="P9">2009-2010 B</text:p></table:table-cell><table:table-cell table:style-name="Tableau1.B1" office:value-type="string"><text:p text:style-name="P9">2010-2011 A</text:p></table:table-cell><table:table-cell table:style-name="Tableau1.A1" office:value-type="string"><text:p text:style-name="P9">2010-2011 B</text:p></table:table-cell><table:table-cell table:style-name="Tableau1.B1" office:value-type="string"><text:p text:style-name="P9">2011-2012 A</text:p></table:table-cell><table:table-cell table:style-name="Tableau1.A1" office:value-type="string"><text:p text:style-name="P9">2011-2012 B</text:p></table:table-cell><table:table-cell table:style-name="Tableau1.B1" office:value-type="string"><text:p text:style-name="P9">2012-2013 A</text:p></table:table-cell><table:table-cell table:style-name="Tableau1.A1" office:value-type="string"><text:p text:style-name="P9">2012-2013 B</text:p></table:table-cell><table:table-cell table:style-name="Tableau1.J1" office:value-type="string"><text:p text:style-name="P9">2013-2014 A</text:p></table:table-cell></table:table-row><table:table-row><table:table-cell table:style-name="Tableau1.A2" office:value-type="string"><text:p text:style-name="P9">Semestre</text:p></table:table-cell><table:table-cell table:style-name="Tableau1.B2" office:value-type="float" office:value="1"><text:p text:style-name="P9">1</text:p></table:table-cell><table:table-cell table:style-name="Tableau1.B2" office:value-type="float" office:value="1"><text:p text:style-name="P9">1</text:p></table:table-cell><table:table-cell table:style-name="Tableau1.B2" office:value-type="float" office:value="2"><text:p text:style-name="P9">2</text:p></table:table-cell><table:table-cell table:style-name="Tableau1.B2" office:value-type="float" office:value="3"><text:p text:style-name="P9">3</text:p></table:table-cell><table:table-cell table:style-name="Tableau1.B2" office:value-type="float" office:value="4"><text:p text:style-name="P9">4</text:p></table:table-cell><table:table-cell table:style-name="Tableau1.B2" office:value-type="float" office:value="5"><text:p text:style-name="P9">5</text:p></table:table-cell><table:table-cell table:style-name="Tableau1.B2" office:value-type="float" office:value="6"><text:p text:style-name="P9">6</text:p></table:table-cell><table:table-cell table:style-name="Tableau1.B2" office:value-type="float" office:value="7"><text:p text:style-name="P9">7</text:p></table:table-cell><table:table-cell table:style-name="Tableau1.J2" office:value-type="float" office:value="7"><text:p text:style-name="P9">7</text:p></table:table-cell></table:table-row><table:table-row><table:table-cell table:style-name="Tableau1.A2" office:value-type="string"><text:p text:style-name="P9">Cumul maximum de crédits</text:p></table:table-cell><table:table-cell table:style-name="Tableau1.B2" office:value-type="float" office:value="30"><text:p text:style-name="P9">30</text:p></table:table-cell><table:table-cell table:style-name="Tableau1.B2" office:value-type="float" office:value="30"><text:p text:style-name="P9">30</text:p></table:table-cell><table:table-cell table:style-name="Tableau1.B2" office:value-type="float" office:value="60"><text:p text:style-name="P9">60</text:p></table:table-cell><table:table-cell table:style-name="Tableau1.B2" office:value-type="float" office:value="90"><text:p text:style-name="P9">90</text:p></table:table-cell><table:table-cell table:style-name="Tableau1.B2" office:value-type="float" office:value="120"><text:p text:style-name="P9">120</text:p></table:table-cell><table:table-cell table:style-name="Tableau1.B2" office:value-type="float" office:value="150"><text:p text:style-name="P9">150</text:p></table:table-cell><table:table-cell table:style-name="Tableau1.B2" office:value-type="float" office:value="180"><text:p text:style-name="P9">180</text:p></table:table-cell><table:table-cell table:style-name="Tableau1.B2" office:value-type="float" office:value="210"><text:p text:style-name="P9">210</text:p></table:table-cell><table:table-cell table:style-name="Tableau1.J2" office:value-type="float" office:value="210"><text:p text:style-name="P9">210</text:p></table:table-cell></table:table-row><table:table-row><table:table-cell table:style-name="Tableau1.A2" office:value-type="string"><text:p text:style-name="P9">Cumul minimum de crédits à obtenir</text:p></table:table-cell><table:table-cell table:style-name="Tableau1.B2" office:value-type="float" office:value="18"><text:p text:style-name="P9">18</text:p></table:table-cell><table:table-cell table:style-name="Tableau1.B2" office:value-type="float" office:value="18"><text:p text:style-name="P9">18</text:p></table:table-cell><table:table-cell table:style-name="Tableau1.B2" office:value-type="float" office:value="60"><text:p text:style-name="P9">60</text:p></table:table-cell><table:table-cell table:style-name="Tableau1.B2" office:value-type="float" office:value="78"><text:p text:style-name="P9">78</text:p></table:table-cell><table:table-cell table:style-name="Tableau1.B2" office:value-type="float" office:value="108"><text:p text:style-name="P9">108</text:p></table:table-cell><table:table-cell table:style-name="Tableau1.B2" office:value-type="float" office:value="144"><text:p text:style-name="P9">144</text:p></table:table-cell><table:table-cell table:style-name="Tableau1.A2" office:value-type="string"><text:p text:style-name="P9">165 (+15 Dipôme)</text:p></table:table-cell><table:table-cell table:style-name="Tableau1.B2" office:value-type="float" office:value="198"><text:p text:style-name="P9">198</text:p></table:table-cell><table:table-cell table:style-name="Tableau1.J2" office:value-type="float" office:value="198"><text:p text:style-name="P9">198</text:p></table:table-cell></table:table-row><table:table-row><table:table-cell table:style-name="Tableau1.A2" office:value-type="string"><text:p text:style-name="P9">Crédits obtenus</text:p><text:p text:style-name="P9">à la période</text:p></table:table-cell><table:table-cell table:style-name="Tableau1.B5" office:value-type="float" office:value="14"><text:p text:style-name="P9"><text:span text:style-name="Attention">14</text:span></text:p></table:table-cell><table:table-cell table:style-name="Tableau1.B5" office:value-type="float" office:value="30"><text:p text:style-name="P9"><text:span text:style-name="Ok">30</text:span></text:p></table:table-cell><table:table-cell table:style-name="Tableau1.B5" office:value-type="float" office:value="30"><text:p text:style-name="P9"><text:span text:style-name="Ok">30</text:span></text:p></table:table-cell><table:table-cell table:style-name="Tableau1.B5" office:value-type="float" office:value="20"><text:p text:style-name="P9"><text:span text:style-name="Ok">20</text:span></text:p></table:table-cell><table:table-cell table:style-name="Tableau1.B5" office:value-type="float" office:value="22"><text:p text:style-name="P9"><text:span text:style-name="Ok">22</text:span></text:p></table:table-cell><table:table-cell table:style-name="Tableau1.B5" office:value-type="float" office:value="24"><text:p text:style-name="P9"><text:span text:style-name="Ok">24</text:span></text:p></table:table-cell><table:table-cell table:style-name="Tableau1.H5" office:value-type="string"><text:p text:style-name="P9"><text:span text:style-name="Ok">15 (+15 Diplôme)</text:span></text:p></table:table-cell><table:table-cell table:style-name="Tableau1.B5" office:value-type="float" office:value="16"><text:p text:style-name="P9"><text:span text:style-name="Attention">16</text:span></text:p></table:table-cell><table:table-cell table:style-name="Tableau1.J5" office:value-type="float" office:value="24"><text:p text:style-name="P9"><text:span text:style-name="Ok">24</text:span></text:p></table:table-cell></table:table-row><table:table-row><table:table-cell table:style-name="Tableau1.A2" office:value-type="string"><text:p text:style-name="P9">Cumul de crédits validés</text:p></table:table-cell><table:table-cell table:style-name="Tableau1.B5" office:value-type="float" office:value="0"><text:p text:style-name="P9"><text:span text:style-name="Attention">0</text:span></text:p></table:table-cell><table:table-cell table:style-name="Tableau1.B5" office:value-type="float" office:value="30"><text:p text:style-name="P9"><text:span text:style-name="Ok">30</text:span></text:p></table:table-cell><table:table-cell table:style-name="Tableau1.B5" office:value-type="float" office:value="60"><text:p text:style-name="P9"><text:span text:style-name="Ok">60</text:span></text:p></table:table-cell><table:table-cell table:style-name="Tableau1.B5" office:value-type="float" office:value="80"><text:p text:style-name="P9"><text:span text:style-name="Ok">80</text:span></text:p></table:table-cell><table:table-cell table:style-name="Tableau1.B5" office:value-type="float" office:value="112"><text:p text:style-name="P9"><text:span text:style-name="Ok">112</text:span></text:p></table:table-cell><table:table-cell table:style-name="Tableau1.B5" office:value-type="float" office:value="144"><text:p text:style-name="P9"><text:span text:style-name="Ok">144</text:span></text:p></table:table-cell><table:table-cell table:style-name="Tableau1.B5" office:value-type="float" office:value="180"><text:p text:style-name="P9"><text:span text:style-name="Ok">180</text:span></text:p></table:table-cell><table:table-cell table:style-name="Tableau1.B5" office:value-type="float" office:value="180"><text:p text:style-name="P9"><text:span text:style-name="Attention">180</text:span></text:p></table:table-cell><table:table-cell table:style-name="Tableau1.J5" office:value-type="float" office:value="204"><text:p text:style-name="P9"><text:span text:style-name="Ok">204</text:span></text:p></table:table-cell></table:table-row><table:table-row><table:table-cell table:style-name="Tableau1.A2" office:value-type="string"><text:p text:style-name="P9">Passage au semestre suivant</text:p></table:table-cell><table:table-cell table:style-name="Tableau1.H5" office:value-type="string"><text:p text:style-name="P9">Non</text:p></table:table-cell><table:table-cell table:style-name="Tableau1.H5" office:value-type="string"><text:p text:style-name="P9">Oui</text:p></table:table-cell><table:table-cell table:style-name="Tableau1.H5" office:value-type="string"><text:p text:style-name="P9">Oui</text:p></table:table-cell><table:table-cell table:style-name="Tableau1.H5" office:value-type="string"><text:p text:style-name="P9">Oui</text:p></table:table-cell><table:table-cell table:style-name="Tableau1.H5" office:value-type="string"><text:p text:style-name="P9">Oui</text:p></table:table-cell><table:table-cell table:style-name="Tableau1.H5" office:value-type="string"><text:p text:style-name="P9">Oui</text:p></table:table-cell><table:table-cell table:style-name="Tableau1.H5" office:value-type="string"><text:p text:style-name="P9">Sous réserve lettre de motivation</text:p></table:table-cell><table:table-cell table:style-name="Tableau1.H5" office:value-type="string"><text:p text:style-name="P9">Non</text:p></table:table-cell><table:table-cell table:style-name="Tableau1.J7" office:value-type="string"><text:p text:style-name="P9">Oui</text:p></table:table-cell></table:table-row><table:table-row><table:table-cell table:style-name="Tableau1.A2" office:value-type="string"><text:p text:style-name="P9">Crédits à rattrapper au semestre suivant</text:p></table:table-cell><table:table-cell table:style-name="Tableau1.H5" office:value-type="string"><text:p text:style-name="P10">[30]</text:p></table:table-cell><table:table-cell table:style-name="Tableau1.B5" office:value-type="float" office:value="0"><text:p text:style-name="P9">0</text:p></table:table-cell><table:table-cell table:style-name="Tableau1.B5" office:value-type="float" office:value="0"><text:p text:style-name="P9">0</text:p></table:table-cell><table:table-cell table:style-name="Tableau1.B5" office:value-type="float" office:value="10"><text:p text:style-name="P9"><text:span text:style-name="Attention">10</text:span></text:p></table:table-cell><table:table-cell table:style-name="Tableau1.B5" office:value-type="float" office:value="8"><text:p text:style-name="P9"><text:span text:style-name="Attention">8</text:span></text:p></table:table-cell><table:table-cell table:style-name="Tableau1.B5" office:value-type="float" office:value="6"><text:p text:style-name="P9"><text:span text:style-name="Attention">6</text:span></text:p></table:table-cell><table:table-cell table:style-name="Tableau1.B5" office:value-type="float" office:value="0"><text:p text:style-name="P9">0</text:p></table:table-cell><table:table-cell table:style-name="Tableau1.H5" office:value-type="string"><text:p text:style-name="P10">[30]</text:p></table:table-cell><table:table-cell table:style-name="Tableau1.J5" office:value-type="float" office:value="6"><text:p text:style-name="P9"><text:span text:style-name="Attention">6</text:span></text:p></table:table-cell></table:table-row></table:table><text:p text:style-name="Légende_20_Image">Simulation théorique d'un parcours scolaire selon le principe d'attribution des crédits documenté dans le guide régional de l'étudiant.</text:p></draw:text-box></draw:frame>Dans le langage courant le terme « semestre » est employé pour définir une temporalité. Dans Cursus – comme dans le guide régional des étudiants - il est employé pour définir le niveau d'étude de l'étudiant.</text:p>
      <text:p text:style-name="Contenu_20_Chapitre_20_Niveau_20_1"><text:soft-page-break/>Ainsi pour exemple, nous pouvons avoir un étudiant en semestre 1 au premier et second semestre 2009-2010. Cela signifie que l'étudiant doit obtenir un minimum de 18 crédits aux évaluations de la période du second semestre 2009-2010 pour passer au semestre 2 à la période suivante. Un étudiant peut se trouver dans cette position si au premier semestre 2009-2010 il n'a pas acquis suffisamment de crédits pour passer au semestre 2 à la période du second semestre 2009-2010.</text:p>
      <text:p text:style-name="Contenu_20_Chapitre_20_Niveau_20_1"><draw:frame draw:style-name="fr3" draw:name="Cadre10" text:anchor-type="paragraph" svg:x="0.021cm" svg:y="-0.28cm" svg:width="16.955cm" svg:height="3.09cm" draw:z-index="12"><draw:text-box><text:p text:style-name="P8"><draw:frame draw:style-name="fr6" draw:name="images11" text:anchor-type="paragraph" svg:width="12cm" svg:height="1.63cm" draw:z-index="13"><draw:image xlink:href="../images/nav_periode.png" xlink:type="simple" xlink:show="embed" xlink:actuate="onLoad"/></draw:frame>Exemple d'intitulé de période courante dans Cursus avec navigation vers la période précédente et vers la période suivante.</text:p></draw:text-box></draw:frame></text:p>
      <text:list xml:id="list1363645402" text:continue-numbering="true" text:style-name="Outline">
        <text:list-item>
          <text:h text:style-name="P13" text:outline-level="1">Gestion de module</text:h>
        </text:list-item>
      </text:list>
      <text:p text:style-name="Contenu_20_Chapitre_20_Niveau_20_1">Un module correspond à une activité qui est évaluée au cours de la période courante.</text:p>
      <text:p text:style-name="Contenu_20_Chapitre_20_Niveau_20_1">Un module peut correspondre à un cours hebdomadaire, une semaine technique, une semaine spécifique, etc...</text:p>
      <text:p text:style-name="Contenu_20_Chapitre_20_Niveau_20_1">Selon son niveau d'accès et son statut au sein de l'équipe pédagogique ou administrative, l'utilisateur peut gérer une quantité variable de modules.</text:p>
      <text:p text:style-name="Contenu_20_Chapitre_20_Niveau_20_1">L'utilisateur connecté accède à la liste des modules qu'il peut gérer dans la section <text:span text:style-name="Bouton">modules</text:span> de Cursus. Par défaut Cursus s'ouvre automatiquement sur cette section après l'ouverture de session.</text:p>
      <text:list xml:id="list1817222963" text:continue-numbering="true" text:style-name="Outline">
        <text:list-item>
          <text:h text:style-name="P13" text:outline-level="1">Édition de module</text:h>
        </text:list-item>
        <text:list-item>
          <text:h text:style-name="P13" text:outline-level="1">Ajout de module à une période</text:h>
        </text:list-item>
        <text:list-item>
          <text:h text:style-name="P13" text:outline-level="1">Évaluation</text:h>
        </text:list-item>
        <text:list-item>
          <text:h text:style-name="P13" text:outline-level="1">Coordination</text:h>
        </text:list-item>
        <text:list-item>
          <text:h text:style-name="P13" text:outline-level="1">Tutorat</text:h>
        </text:list-item>
        <text:list-item>
          <text:h text:style-name="P13" text:outline-level="1">Stages</text:h>
        </text:list-item>
      </text:list>
      <text:p text:style-name="Contenu_20_Chapitre_20_Niveau_20_1">La gestion des stages est en cours d'intégration dans Cursus et sera effective pour la fin du second semestre 2009-2010.</text:p>
      <text:list xml:id="list1528343840" text:continue-numbering="true" text:style-name="Outline">
        <text:list-item>
          <text:h text:style-name="P13" text:outline-level="1">Utilisateurs</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Georgia3" svg:font-family="Georgia" style:font-family-generic="roman" style:font-pitch="variable"/>
    <style:font-face style:name="Georgia1" svg:font-family="Georgia" style:font-adornments="Gras" style:font-family-generic="roman" style:font-pitch="variable"/>
    <style:font-face style:name="Georgia2" svg:font-family="Georgia" style:font-adornments="Italique"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Contents_20_1" style:display-name="Contents 1" style:family="paragraph" style:parent-style-name="Index" style:default-outline-level="1" style:list-style-name="" style:class="index">
      <style:paragraph-properties fo:text-align="end" style:justify-single-word="false" fo:background-color="transparent">
        <style:tab-stops>
          <style:tab-stop style:position="16.999cm" style:type="right" style:leader-style="dotted" style:leader-text="."/>
        </style:tab-stops>
        <style:background-image/>
      </style:paragraph-properties>
      <style:text-properties fo:color="#23b8dc" style:font-name="Georgia"/>
    </style:style>
    <style:style style:name="Titre_20_Chapitre_20_Niveau_20_1" style:display-name="Titre Chapitre Niveau 1" style:family="paragraph" style:parent-style-name="Standard" style:default-outline-level="1" style:list-style-name="Outline" style:master-page-name="">
      <style:paragraph-properties fo:margin-top="1cm" fo:margin-bottom="0.499cm" style:page-number="auto" text:number-lines="true" text:line-number="1">
        <style:tab-stops/>
        <style:drop-cap/>
      </style:paragraph-properties>
      <style:text-properties fo:font-variant="small-caps" fo:color="#23b8dc" style:font-name="Georgia1" fo:font-size="28pt" fo:font-weight="bold"/>
    </style:style>
    <style:style style:name="Contenu_20_Chapitre_20_Niveau_20_1" style:display-name="Contenu Chapitre Niveau 1" style:family="paragraph" style:parent-style-name="Standard" style:master-page-name="">
      <style:paragraph-properties fo:margin-left="1cm" fo:margin-right="0cm" fo:margin-top="0cm" fo:margin-bottom="0.499cm" fo:text-align="justify" style:justify-single-word="false" fo:text-indent="0.499cm" style:auto-text-indent="false" style:page-number="auto">
        <style:tab-stops/>
      </style:paragraph-properties>
      <style:text-properties style:font-name="Georgia"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variant="small-caps" fo:color="#23b8dc" style:font-name="Georgia1" fo:font-size="2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re_20_Chapitre_20_Niveau_20_2" style:display-name="Titre Chapitre Niveau 2" style:family="paragraph" style:parent-style-name="Titre_20_Chapitre_20_Niveau_20_1" style:default-outline-level="2" style:list-style-name="Outline">
      <style:paragraph-properties>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égende_20_Image" style:display-name="Légende Image" style:family="paragraph" style:parent-style-name="Standard" style:default-outline-level="" style:list-style-name="">
      <style:paragraph-properties fo:text-align="center" style:justify-single-word="false" style:shadow="none"/>
      <style:text-properties fo:color="#23b8dc" style:font-name="Georgia2" fo:font-size="10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éro_20_de_20_page" style:display-name="Numéro de page" style:family="paragraph" style:parent-style-name="Footer">
      <style:paragraph-properties fo:text-align="center" style:justify-single-word="false"/>
      <style:text-properties fo:color="#23b8dc" style:font-name="Georgia1" fo:font-size="14pt" fo:font-weight="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Bouton" style:family="text">
      <style:text-properties fo:font-variant="small-caps" fo:color="#23b8dc" style:font-name="Georgia" fo:font-size="16pt"/>
    </style:style>
    <style:style style:name="Defaut" style:family="text">
      <style:text-properties fo:color="#000000" style:font-name="Georgia" fo:font-size="12pt" fo:background-color="transparent"/>
    </style:style>
    <style:style style:name="Internet_20_link" style:display-name="Internet link" style:family="text">
      <style:text-properties fo:color="#23b8dc"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23b8dc" fo:language="zxx" fo:country="none" style:text-underline-style="none" style:language-asian="zxx" style:country-asian="none" style:language-complex="zxx" style:country-complex="none"/>
    </style:style>
    <style:style style:name="Attention" style:family="text">
      <style:text-properties fo:color="#eb613d" style:font-name="Georgia"/>
    </style:style>
    <style:style style:name="Ok" style:family="text" style:parent-style-name="Attention">
      <style:text-properties fo:color="#7da647"/>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style:list-level-properties>
      </text:outline-level-style>
      <text:outline-level-style text:level="2" style:num-prefix="[" style:num-suffix="]" style:num-format="1" text:display-levels="2">
        <style:list-level-properties text:list-level-position-and-space-mode="label-alignment">
          <style:list-level-label-alignment text:label-followed-by="space" fo:text-indent="0.49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Chapitres">
      <text:list-level-style-number text:level="1" text:style-name="Numbering_20_Symbols" style:num-prefix=" " style:num-suffix=" "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Numéro_20_de_20_page"><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4T15:15:59</meta:creation-date>
    <dc:date>2010-02-08T21:11:49</dc:date>
    <meta:editing-duration>PT49H35M58S</meta:editing-duration>
    <meta:editing-cycles>129</meta:editing-cycles>
    <meta:generator>OpenOffice.org/3.1$Unix OpenOffice.org_project/310m19$Build-9420</meta:generator>
    <meta:print-date>2010-01-25T12:54:25</meta:print-date>
    <meta:document-statistic meta:table-count="2" meta:image-count="13" meta:object-count="0" meta:page-count="21" meta:paragraph-count="158" meta:word-count="1449" meta:character-count="8883"/>
  </office:meta>
</office:document-meta>
</file>